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DOCS" style:display-name="TABLE_DOCS" style:family="table">
      <style:table-properties style:width="17.501cm" table:align="margins"/>
    </style:style>
    <style:style style:name="TABLE_5f_DOCS.A" style:display-name="TABLE_DOCS.A" style:family="table-column">
      <style:table-column-properties style:column-width="1.005cm" style:rel-column-width="570*"/>
    </style:style>
    <style:style style:name="TABLE_5f_DOCS.B" style:display-name="TABLE_DOCS.B" style:family="table-column">
      <style:table-column-properties style:column-width="9.513cm" style:rel-column-width="5393*"/>
    </style:style>
    <style:style style:name="TABLE_5f_DOCS.C" style:display-name="TABLE_DOCS.C" style:family="table-column">
      <style:table-column-properties style:column-width="2.711cm" style:rel-column-width="1537*"/>
    </style:style>
    <style:style style:name="TABLE_5f_DOCS.D" style:display-name="TABLE_DOCS.D" style:family="table-column">
      <style:table-column-properties style:column-width="4.272cm" style:rel-column-width="2422*"/>
    </style:style>
    <style:style style:name="TABLE_5f_DOCS.1" style:display-name="TABLE_DOCS.1" style:family="table-row">
      <style:table-row-properties fo:keep-together="always"/>
    </style:style>
    <style:style style:name="TABLE_5f_DOCS.A1" style:display-name="TABLE_DOC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DOCS.D1" style:display-name="TABLE_DOCS.D1" style:family="table-cell">
      <style:table-cell-properties fo:background-color="#cccccc" fo:padding="0.097cm" fo:border="0.05pt solid #000000">
        <style:background-image/>
      </style:table-cell-properties>
    </style:style>
    <style:style style:name="TABLE_5f_DOCS.A2" style:display-name="TABLE_DOCS.A2" style:family="table-cell">
      <style:table-cell-properties fo:padding="0.097cm" fo:border-left="0.05pt solid #000000" fo:border-right="none" fo:border-top="none" fo:border-bottom="0.05pt solid #000000"/>
    </style:style>
    <style:style style:name="TABLE_5f_DOCS.B2" style:display-name="TABLE_DOCS.B2" style:family="table-cell">
      <style:table-cell-properties fo:padding="0.097cm" fo:border-left="0.05pt solid #000000" fo:border-right="none" fo:border-top="none" fo:border-bottom="0.05pt solid #000000"/>
    </style:style>
    <style:style style:name="TABLE_5f_DOCS.C2" style:display-name="TABLE_DOCS.C2" style:family="table-cell">
      <style:table-cell-properties fo:padding="0.097cm" fo:border-left="0.05pt solid #000000" fo:border-right="none" fo:border-top="none" fo:border-bottom="0.05pt solid #000000"/>
    </style:style>
    <style:style style:name="TABLE_5f_DOCS.D2" style:display-name="TABLE_DOCS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_5f_ROLES" style:display-name="TABLE_ROLES" style:family="table">
      <style:table-properties style:width="17.501cm" table:align="margins"/>
    </style:style>
    <style:style style:name="TABLE_5f_ROLES.A" style:display-name="TABLE_ROLES.A" style:family="table-column">
      <style:table-column-properties style:column-width="1.005cm" style:rel-column-width="570*"/>
    </style:style>
    <style:style style:name="TABLE_5f_ROLES.B" style:display-name="TABLE_ROLES.B" style:family="table-column">
      <style:table-column-properties style:column-width="5.001cm" style:rel-column-width="2835*"/>
    </style:style>
    <style:style style:name="TABLE_5f_ROLES.C" style:display-name="TABLE_ROLES.C" style:family="table-column">
      <style:table-column-properties style:column-width="11.495cm" style:rel-column-width="6517*"/>
    </style:style>
    <style:style style:name="TABLE_5f_ROLES.1" style:display-name="TABLE_ROLES.1" style:family="table-row">
      <style:table-row-properties fo:keep-together="always"/>
    </style:style>
    <style:style style:name="TABLE_5f_ROLES.A1" style:display-name="TABLE_ROL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ROLES.C1" style:display-name="TABLE_ROLES.C1" style:family="table-cell">
      <style:table-cell-properties fo:background-color="#cccccc" fo:padding="0.097cm" fo:border="0.05pt solid #000000">
        <style:background-image/>
      </style:table-cell-properties>
    </style:style>
    <style:style style:name="TABLE_5f_ROLES.A2" style:display-name="TABLE_ROLES.A2" style:family="table-cell">
      <style:table-cell-properties fo:padding="0.097cm" fo:border-left="0.05pt solid #000000" fo:border-right="none" fo:border-top="none" fo:border-bottom="0.05pt solid #000000"/>
    </style:style>
    <style:style style:name="TABLE_5f_ROLES.B2" style:display-name="TABLE_ROLES.B2" style:family="table-cell">
      <style:table-cell-properties fo:padding="0.097cm" fo:border-left="0.05pt solid #000000" fo:border-right="none" fo:border-top="none" fo:border-bottom="0.05pt solid #000000"/>
    </style:style>
    <style:style style:name="TABLE_5f_ROLES.C2" style:display-name="TABLE_ROLE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_5f_PLACES" style:display-name="TABLE_PLACES" style:family="table">
      <style:table-properties style:width="17.501cm" table:align="margins"/>
    </style:style>
    <style:style style:name="TABLE_5f_PLACES.A" style:display-name="TABLE_PLACES.A" style:family="table-column">
      <style:table-column-properties style:column-width="0.979cm" style:rel-column-width="555*"/>
    </style:style>
    <style:style style:name="TABLE_5f_PLACES.B" style:display-name="TABLE_PLACES.B" style:family="table-column">
      <style:table-column-properties style:column-width="4.101cm" style:rel-column-width="2325*"/>
    </style:style>
    <style:style style:name="TABLE_5f_PLACES.C" style:display-name="TABLE_PLACES.C" style:family="table-column">
      <style:table-column-properties style:column-width="1.508cm" style:rel-column-width="855*"/>
    </style:style>
    <style:style style:name="TABLE_5f_PLACES.D" style:display-name="TABLE_PLACES.D" style:family="table-column">
      <style:table-column-properties style:column-width="10.913cm" style:rel-column-width="6187*"/>
    </style:style>
    <style:style style:name="TABLE_5f_PLACES.1" style:display-name="TABLE_PLACES.1" style:family="table-row">
      <style:table-row-properties fo:keep-together="always"/>
    </style:style>
    <style:style style:name="TABLE_5f_PLACES.A1" style:display-name="TABLE_PLA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PLACES.D1" style:display-name="TABLE_PLACES.D1" style:family="table-cell">
      <style:table-cell-properties fo:background-color="#cccccc" fo:padding="0.097cm" fo:border="0.05pt solid #000000">
        <style:background-image/>
      </style:table-cell-properties>
    </style:style>
    <style:style style:name="TABLE_5f_PLACES.A2" style:display-name="TABLE_PLACES.A2" style:family="table-cell">
      <style:table-cell-properties fo:padding="0.097cm" fo:border-left="0.05pt solid #000000" fo:border-right="none" fo:border-top="none" fo:border-bottom="0.05pt solid #000000"/>
    </style:style>
    <style:style style:name="TABLE_5f_PLACES.B2" style:display-name="TABLE_PLACES.B2" style:family="table-cell">
      <style:table-cell-properties fo:padding="0.097cm" fo:border-left="0.05pt solid #000000" fo:border-right="none" fo:border-top="none" fo:border-bottom="0.05pt solid #000000"/>
    </style:style>
    <style:style style:name="TABLE_5f_PLACES.C2" style:display-name="TABLE_PLACES.C2" style:family="table-cell">
      <style:table-cell-properties fo:padding="0.097cm" fo:border-left="0.05pt solid #000000" fo:border-right="none" fo:border-top="none" fo:border-bottom="0.05pt solid #000000"/>
    </style:style>
    <style:style style:name="TABLE_5f_PLACES.D2" style:display-name="TABLE_PLACES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_5f_BAPPS" style:display-name="TABLE_BAPPS" style:family="table">
      <style:table-properties style:width="17.501cm" table:align="margins"/>
    </style:style>
    <style:style style:name="TABLE_5f_BAPPS.A" style:display-name="TABLE_BAPPS.A" style:family="table-column">
      <style:table-column-properties style:column-width="0.979cm" style:rel-column-width="555*"/>
    </style:style>
    <style:style style:name="TABLE_5f_BAPPS.B" style:display-name="TABLE_BAPPS.B" style:family="table-column">
      <style:table-column-properties style:column-width="3.149cm" style:rel-column-width="1785*"/>
    </style:style>
    <style:style style:name="TABLE_5f_BAPPS.C" style:display-name="TABLE_BAPPS.C" style:family="table-column">
      <style:table-column-properties style:column-width="3.413cm" style:rel-column-width="1935*"/>
    </style:style>
    <style:style style:name="TABLE_5f_BAPPS.D" style:display-name="TABLE_BAPPS.D" style:family="table-column">
      <style:table-column-properties style:column-width="9.961cm" style:rel-column-width="5647*"/>
    </style:style>
    <style:style style:name="TABLE_5f_BAPPS.1" style:display-name="TABLE_BAPPS.1" style:family="table-row">
      <style:table-row-properties fo:keep-together="always"/>
    </style:style>
    <style:style style:name="TABLE_5f_BAPPS.A1" style:display-name="TABLE_BAPP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BAPPS.D1" style:display-name="TABLE_BAPPS.D1" style:family="table-cell">
      <style:table-cell-properties fo:background-color="#cccccc" fo:padding="0.097cm" fo:border="0.05pt solid #000000">
        <style:background-image/>
      </style:table-cell-properties>
    </style:style>
    <style:style style:name="TABLE_5f_BAPPS.A2" style:display-name="TABLE_BAPPS.A2" style:family="table-cell">
      <style:table-cell-properties fo:padding="0.097cm" fo:border-left="0.05pt solid #000000" fo:border-right="none" fo:border-top="none" fo:border-bottom="0.05pt solid #000000"/>
    </style:style>
    <style:style style:name="TABLE_5f_BAPPS.B2" style:display-name="TABLE_BAPPS.B2" style:family="table-cell">
      <style:table-cell-properties fo:padding="0.097cm" fo:border-left="0.05pt solid #000000" fo:border-right="none" fo:border-top="none" fo:border-bottom="0.05pt solid #000000"/>
    </style:style>
    <style:style style:name="TABLE_5f_BAPPS.C2" style:display-name="TABLE_BAPPS.C2" style:family="table-cell">
      <style:table-cell-properties fo:padding="0.097cm" fo:border-left="0.05pt solid #000000" fo:border-right="none" fo:border-top="none" fo:border-bottom="0.05pt solid #000000"/>
    </style:style>
    <style:style style:name="TABLE_5f_BAPPS.D2" style:display-name="TABLE_BAPPS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 fo:text-align="justify" style:justify-single-word="false"/>
      <style:text-properties officeooo:rsid="001170c5" officeooo:paragraph-rsid="001170c5"/>
    </style:style>
    <style:style style:name="P3" style:family="paragraph" style:parent-style-name="Heading" style:master-page-name="Landscape">
      <style:paragraph-properties fo:text-align="center" style:justify-single-word="false" style:page-number="auto"/>
      <style:text-properties officeooo:paragraph-rsid="0012797e"/>
    </style:style>
    <style:style style:name="P4" style:family="paragraph" style:parent-style-name="Table_20_Contents">
      <style:paragraph-properties fo:text-align="start" style:justify-single-word="false"/>
      <style:text-properties officeooo:paragraph-rsid="0023f02d"/>
    </style:style>
    <style:style style:name="P5" style:family="paragraph" style:parent-style-name="Table_20_Contents">
      <style:paragraph-properties fo:text-align="start" style:justify-single-word="false"/>
      <style:text-properties officeooo:paragraph-rsid="0025af9a"/>
    </style:style>
    <style:style style:name="P6" style:family="paragraph" style:parent-style-name="Table_20_Contents">
      <style:paragraph-properties fo:text-align="start" style:justify-single-word="false"/>
      <style:text-properties officeooo:paragraph-rsid="002e5b5d"/>
    </style:style>
    <style:style style:name="P7" style:family="paragraph" style:parent-style-name="Table_20_Contents">
      <style:paragraph-properties fo:text-align="center" style:justify-single-word="false"/>
      <style:text-properties officeooo:rsid="000d285a" officeooo:paragraph-rsid="0019669b"/>
    </style:style>
    <style:style style:name="P8" style:family="paragraph" style:parent-style-name="Table_20_Contents">
      <style:paragraph-properties fo:text-align="center" style:justify-single-word="false"/>
      <style:text-properties officeooo:rsid="000d285a" officeooo:paragraph-rsid="002c6ab1"/>
    </style:style>
    <style:style style:name="P9" style:family="paragraph" style:parent-style-name="Table_20_Contents">
      <style:paragraph-properties fo:text-align="center" style:justify-single-word="false"/>
      <style:text-properties officeooo:rsid="000d285a" officeooo:paragraph-rsid="003045f4"/>
    </style:style>
    <style:style style:name="P10" style:family="paragraph" style:parent-style-name="Table_20_Contents">
      <style:paragraph-properties fo:text-align="center" style:justify-single-word="false"/>
      <style:text-properties officeooo:paragraph-rsid="0019669b"/>
    </style:style>
    <style:style style:name="P11" style:family="paragraph" style:parent-style-name="Table_20_Contents">
      <style:text-properties officeooo:paragraph-rsid="0019669b"/>
    </style:style>
    <style:style style:name="P12" style:family="paragraph" style:parent-style-name="Table_20_Contents">
      <style:text-properties officeooo:paragraph-rsid="001dcb08"/>
    </style:style>
    <style:style style:name="P13" style:family="paragraph" style:parent-style-name="Table_20_Contents">
      <style:text-properties officeooo:paragraph-rsid="0022f4e7"/>
    </style:style>
    <style:style style:name="P14" style:family="paragraph" style:parent-style-name="Table_20_Contents">
      <style:text-properties officeooo:paragraph-rsid="0025af9a"/>
    </style:style>
    <style:style style:name="P15" style:family="paragraph" style:parent-style-name="Table_20_Contents">
      <style:text-properties officeooo:paragraph-rsid="00292b66"/>
    </style:style>
    <style:style style:name="P16" style:family="paragraph" style:parent-style-name="Table_20_Contents">
      <style:text-properties officeooo:paragraph-rsid="002e5b5d"/>
    </style:style>
    <style:style style:name="P17" style:family="paragraph" style:parent-style-name="Table_20_Contents">
      <style:text-properties officeooo:paragraph-rsid="0035e7b6"/>
    </style:style>
    <style:style style:name="P18" style:family="paragraph" style:parent-style-name="Text_20_body">
      <style:paragraph-properties fo:text-align="center" style:justify-single-word="false"/>
      <style:text-properties officeooo:paragraph-rsid="00191388"/>
    </style:style>
    <style:style style:name="P19" style:family="paragraph" style:parent-style-name="Text_20_body">
      <style:text-properties officeooo:paragraph-rsid="001ece33"/>
    </style:style>
    <style:style style:name="P20" style:family="paragraph" style:parent-style-name="Text_20_body">
      <style:text-properties officeooo:paragraph-rsid="002103be"/>
    </style:style>
    <style:style style:name="P21" style:family="paragraph" style:parent-style-name="Text_20_body">
      <style:text-properties officeooo:paragraph-rsid="0025af9a"/>
    </style:style>
    <style:style style:name="P22" style:family="paragraph" style:parent-style-name="Text_20_body">
      <style:text-properties officeooo:paragraph-rsid="002cc484"/>
    </style:style>
    <style:style style:name="P23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24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paragraph-rsid="0037ff2e"/>
    </style:style>
    <style:style style:name="P25" style:family="paragraph" style:parent-style-name="Table_20_Heading">
      <style:paragraph-properties fo:text-align="center" style:justify-single-word="false"/>
      <style:text-properties officeooo:paragraph-rsid="0019669b"/>
    </style:style>
    <style:style style:name="P26" style:family="paragraph" style:parent-style-name="Table_20_Heading">
      <style:paragraph-properties fo:text-align="center" style:justify-single-word="false"/>
      <style:text-properties officeooo:rsid="000d285a" officeooo:paragraph-rsid="0019669b"/>
    </style:style>
    <style:style style:name="P27" style:family="paragraph" style:parent-style-name="Table_20_Heading">
      <style:paragraph-properties fo:text-align="center" style:justify-single-word="false"/>
      <style:text-properties officeooo:rsid="000d285a" officeooo:paragraph-rsid="002103be"/>
    </style:style>
    <style:style style:name="P28" style:family="paragraph" style:parent-style-name="Table_20_Heading">
      <style:paragraph-properties fo:text-align="center" style:justify-single-word="false"/>
      <style:text-properties officeooo:rsid="000d285a" officeooo:paragraph-rsid="0025af9a"/>
    </style:style>
    <style:style style:name="P29" style:family="paragraph" style:parent-style-name="Table_20_Heading">
      <style:paragraph-properties fo:text-align="center" style:justify-single-word="false"/>
      <style:text-properties officeooo:rsid="000d285a" officeooo:paragraph-rsid="002cc484"/>
    </style:style>
    <style:style style:name="P30" style:family="paragraph" style:parent-style-name="Table_20_Heading">
      <style:text-properties officeooo:paragraph-rsid="0019669b"/>
    </style:style>
    <style:style style:name="P31" style:family="paragraph" style:parent-style-name="Table_20_Heading">
      <style:text-properties officeooo:paragraph-rsid="002103be"/>
    </style:style>
    <style:style style:name="P32" style:family="paragraph" style:parent-style-name="Table_20_Heading">
      <style:paragraph-properties fo:text-align="start" style:justify-single-word="false"/>
      <style:text-properties officeooo:paragraph-rsid="002103be"/>
    </style:style>
    <style:style style:name="P33" style:family="paragraph" style:parent-style-name="Table_20_Heading">
      <style:paragraph-properties fo:text-align="start" style:justify-single-word="false"/>
      <style:text-properties officeooo:paragraph-rsid="0025af9a"/>
    </style:style>
    <style:style style:name="P34" style:family="paragraph" style:parent-style-name="Table_20_Heading">
      <style:paragraph-properties fo:text-align="start" style:justify-single-word="false"/>
      <style:text-properties officeooo:paragraph-rsid="00377a1d"/>
    </style:style>
    <style:style style:name="P35" style:family="paragraph" style:parent-style-name="Table_20_Heading">
      <style:text-properties officeooo:paragraph-rsid="0025af9a"/>
    </style:style>
    <style:style style:name="P36" style:family="paragraph" style:parent-style-name="Table_20_Heading">
      <style:text-properties officeooo:paragraph-rsid="00292b66"/>
    </style:style>
    <style:style style:name="P37" style:family="paragraph" style:parent-style-name="Table_20_Heading">
      <style:text-properties officeooo:paragraph-rsid="00377a1d"/>
    </style:style>
    <style:style style:name="T1" style:family="text">
      <style:text-properties fo:color="#800000"/>
    </style:style>
    <style:style style:name="T2" style:family="text">
      <style:text-properties officeooo:rsid="001170c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#e6e6e6" style:font-weight-asian="bold" style:font-weight-complex="bold"/>
    </style:style>
    <style:style style:name="T5" style:family="text">
      <style:text-properties officeooo:rsid="001373ff"/>
    </style:style>
    <style:style style:name="T6" style:family="text">
      <style:text-properties officeooo:rsid="0019669b"/>
    </style:style>
    <style:style style:name="T7" style:family="text">
      <style:text-properties officeooo:rsid="001dcb08"/>
    </style:style>
    <style:style style:name="T8" style:family="text">
      <style:text-properties officeooo:rsid="001ece33"/>
    </style:style>
    <style:style style:name="T9" style:family="text">
      <style:text-properties officeooo:rsid="002103be"/>
    </style:style>
    <style:style style:name="T10" style:family="text">
      <style:text-properties officeooo:rsid="0022f4e7"/>
    </style:style>
    <style:style style:name="T11" style:family="text">
      <style:text-properties officeooo:rsid="0023f02d"/>
    </style:style>
    <style:style style:name="T12" style:family="text">
      <style:text-properties officeooo:rsid="0025af9a"/>
    </style:style>
    <style:style style:name="T13" style:family="text">
      <style:text-properties officeooo:rsid="00279c22"/>
    </style:style>
    <style:style style:name="T14" style:family="text">
      <style:text-properties officeooo:rsid="00292b66"/>
    </style:style>
    <style:style style:name="T15" style:family="text">
      <style:text-properties officeooo:rsid="002ab461"/>
    </style:style>
    <style:style style:name="T16" style:family="text">
      <style:text-properties officeooo:rsid="002c6ab1"/>
    </style:style>
    <style:style style:name="T17" style:family="text">
      <style:text-properties officeooo:rsid="002cc484"/>
    </style:style>
    <style:style style:name="T18" style:family="text">
      <style:text-properties officeooo:rsid="002e5b5d"/>
    </style:style>
    <style:style style:name="T19" style:family="text">
      <style:text-properties officeooo:rsid="003045f4"/>
    </style:style>
    <style:style style:name="T20" style:family="text">
      <style:text-properties officeooo:rsid="00321a3d"/>
    </style:style>
    <style:style style:name="T21" style:family="text">
      <style:text-properties officeooo:rsid="003412fb"/>
    </style:style>
    <style:style style:name="T22" style:family="text">
      <style:text-properties officeooo:rsid="0035e7b6"/>
    </style:style>
    <style:style style:name="T23" style:family="text">
      <style:text-properties officeooo:rsid="00377a1d"/>
    </style:style>
    <style:style style:name="T24" style:family="text">
      <style:text-properties officeooo:rsid="0037ff2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ext:p text:style-name="P3">Ка<text:span text:style-name="T2">рточка</text:span> процесс<text:span text:style-name="T2">а<text:line-break/></text:span><text:span text:style-name="T5">[ </text:span><text:span text:style-name="T2">[SHORTNAME] </text:span><text:span text:style-name="T5">]</text:span><text:span text:style-name="T2"> [NAME]</text:span></text:p>
      <text:p text:style-name="P2">Полное наименование <text:span text:style-name="T4">[FULLNAME]</text:span></text:p>
      <text:p text:style-name="P2">Цель: <text:span text:style-name="T4">[GOAL]</text:span></text:p>
      <text:p text:style-name="P2">Родительский процесс: <text:span text:style-name="T3">[PARENT]</text:span></text:p>
      <text:p text:style-name="P2">Владелец процесса: <text:span text:style-name="T3">[OWNER]</text:span></text:p>
      <text:p text:style-name="Horizontal_20_Line"/>
      <text:p text:style-name="P19"><text:span text:style-name="T8">Документы процесса:</text:span></text:p>
      <table:table table:name="TABLE_DOCS" table:style-name="TABLE_5f_DOCS">
        <table:table-column table:style-name="TABLE_5f_DOCS.A"/>
        <table:table-column table:style-name="TABLE_5f_DOCS.B"/>
        <table:table-column table:style-name="TABLE_5f_DOCS.C"/>
        <table:table-column table:style-name="TABLE_5f_DOCS.D"/>
        <table:table-row table:style-name="TABLE_5f_DOCS.1">
          <table:table-cell table:style-name="TABLE_5f_DOCS.A1" office:value-type="string">
            <text:p text:style-name="P26">№ п/п</text:p>
          </table:table-cell>
          <table:table-cell table:style-name="TABLE_5f_DOCS.A1" office:value-type="string">
            <text:p text:style-name="P30">Наименование</text:p>
          </table:table-cell>
          <table:table-cell table:style-name="TABLE_5f_DOCS.A1" office:value-type="string">
            <text:p text:style-name="P25">Дата</text:p>
          </table:table-cell>
          <table:table-cell table:style-name="TABLE_5f_DOCS.D1" office:value-type="string">
            <text:p text:style-name="P30">Ответств<text:span text:style-name="T6">енный</text:span></text:p>
          </table:table-cell>
        </table:table-row>
        <table:table-row table:style-name="TABLE_5f_DOCS.1">
          <table:table-cell table:style-name="TABLE_5f_DOCS.A2" office:value-type="string">
            <text:p text:style-name="P7">[NN]</text:p>
          </table:table-cell>
          <table:table-cell table:style-name="TABLE_5f_DOCS.B2" office:value-type="string">
            <text:p text:style-name="P12"><text:span text:style-name="T7">[ND]</text:span></text:p>
          </table:table-cell>
          <table:table-cell table:style-name="TABLE_5f_DOCS.C2" office:value-type="string">
            <text:p text:style-name="P10">[APPROVED]</text:p>
          </table:table-cell>
          <table:table-cell table:style-name="TABLE_5f_DOCS.D2" office:value-type="string">
            <text:p text:style-name="P11">[RESPONSIBLE]</text:p>
          </table:table-cell>
        </table:table-row>
      </table:table>
      <text:p text:style-name="Text_20_body"/>
      <text:p text:style-name="P20"><text:span text:style-name="T9">Роли</text:span><text:span text:style-name="T8"> процесса:</text:span></text:p>
      <table:table table:name="TABLE_ROLES" table:style-name="TABLE_5f_ROLES">
        <table:table-column table:style-name="TABLE_5f_ROLES.A"/>
        <table:table-column table:style-name="TABLE_5f_ROLES.B"/>
        <table:table-column table:style-name="TABLE_5f_ROLES.C"/>
        <table:table-row table:style-name="TABLE_5f_ROLES.1">
          <table:table-cell table:style-name="TABLE_5f_ROLES.A1" office:value-type="string">
            <text:p text:style-name="P27">№ п/п</text:p>
          </table:table-cell>
          <table:table-cell table:style-name="TABLE_5f_ROLES.A1" office:value-type="string">
            <text:p text:style-name="P31">Наименование</text:p>
          </table:table-cell>
          <table:table-cell table:style-name="TABLE_5f_ROLES.C1" office:value-type="string">
            <text:p text:style-name="P32"><text:span text:style-name="T9">Назначение в процессе</text:span></text:p>
          </table:table-cell>
        </table:table-row>
        <table:table-row table:style-name="TABLE_5f_ROLES.1">
          <table:table-cell table:style-name="TABLE_5f_ROLES.A2" office:value-type="string">
            <text:p text:style-name="P8"><text:span text:style-name="T16">[RR]</text:span></text:p>
          </table:table-cell>
          <table:table-cell table:style-name="TABLE_5f_ROLES.B2" office:value-type="string">
            <text:p text:style-name="P13"><text:span text:style-name="T10">[NR]</text:span></text:p>
          </table:table-cell>
          <table:table-cell table:style-name="TABLE_5f_ROLES.C2" office:value-type="string">
            <text:p text:style-name="P4"><text:span text:style-name="T11">[DESCRIPTION]</text:span></text:p>
          </table:table-cell>
        </table:table-row>
      </table:table>
      <text:p text:style-name="Text_20_body"/>
      <text:p text:style-name="P21"><text:span text:style-name="T9">Р</text:span><text:span text:style-name="T12">абочие места</text:span><text:span text:style-name="T8"> процесса:</text:span></text:p>
      <table:table table:name="TABLE_PLACES" table:style-name="TABLE_5f_PLACES">
        <table:table-column table:style-name="TABLE_5f_PLACES.A"/>
        <table:table-column table:style-name="TABLE_5f_PLACES.B"/>
        <table:table-column table:style-name="TABLE_5f_PLACES.C"/>
        <table:table-column table:style-name="TABLE_5f_PLACES.D"/>
        <table:table-row table:style-name="TABLE_5f_PLACES.1">
          <table:table-cell table:style-name="TABLE_5f_PLACES.A1" office:value-type="string">
            <text:p text:style-name="P28">№ п/п</text:p>
          </table:table-cell>
          <table:table-cell table:style-name="TABLE_5f_PLACES.A1" office:value-type="string">
            <text:p text:style-name="P35">Наименование</text:p>
          </table:table-cell>
          <table:table-cell table:style-name="TABLE_5f_PLACES.A1" office:value-type="string">
            <text:p text:style-name="P36"><text:span text:style-name="T14">Место</text:span></text:p>
          </table:table-cell>
          <table:table-cell table:style-name="TABLE_5f_PLACES.D1" office:value-type="string">
            <text:p text:style-name="P33"><text:span text:style-name="T12">Описание</text:span></text:p>
          </table:table-cell>
        </table:table-row>
        <table:table-row table:style-name="TABLE_5f_PLACES.1">
          <table:table-cell table:style-name="TABLE_5f_PLACES.A2" office:value-type="string">
            <text:p text:style-name="P8"><text:span text:style-name="T16">[WW]</text:span></text:p>
          </table:table-cell>
          <table:table-cell table:style-name="TABLE_5f_PLACES.B2" office:value-type="string">
            <text:p text:style-name="P15"><text:span text:style-name="T12">[DESIGNATION]</text:span></text:p>
          </table:table-cell>
          <table:table-cell table:style-name="TABLE_5f_PLACES.C2" office:value-type="string">
            <text:p text:style-name="P14"><text:span text:style-name="T12">[LOCA]</text:span></text:p>
          </table:table-cell>
          <table:table-cell table:style-name="TABLE_5f_PLACES.D2" office:value-type="string">
            <text:p text:style-name="P5"><text:span text:style-name="T11">[DESCRIPTION]</text:span></text:p>
          </table:table-cell>
        </table:table-row>
      </table:table>
      <text:p text:style-name="Text_20_body"/>
      <text:p text:style-name="P22"><text:span text:style-name="T17">Приложения</text:span><text:span text:style-name="T8"> процесса:</text:span></text:p>
      <table:table table:name="TABLE_BAPPS" table:style-name="TABLE_5f_BAPPS">
        <table:table-column table:style-name="TABLE_5f_BAPPS.A"/>
        <table:table-column table:style-name="TABLE_5f_BAPPS.B"/>
        <table:table-column table:style-name="TABLE_5f_BAPPS.C"/>
        <table:table-column table:style-name="TABLE_5f_BAPPS.D"/>
        <table:table-row table:style-name="TABLE_5f_BAPPS.1">
          <table:table-cell table:style-name="TABLE_5f_BAPPS.A1" office:value-type="string">
            <text:p text:style-name="P29">№ п/п</text:p>
          </table:table-cell>
          <table:table-cell table:style-name="TABLE_5f_BAPPS.A1" office:value-type="string">
            <text:p text:style-name="P37"><text:span text:style-name="T23">Обозначение</text:span></text:p>
          </table:table-cell>
          <table:table-cell table:style-name="TABLE_5f_BAPPS.A1" office:value-type="string">
            <text:p text:style-name="P34"><text:span text:style-name="T12">Описание</text:span></text:p>
          </table:table-cell>
          <table:table-cell table:style-name="TABLE_5f_BAPPS.D1" office:value-type="string">
            <text:p text:style-name="P34"><text:span text:style-name="T23">Назначение</text:span></text:p>
          </table:table-cell>
        </table:table-row>
        <table:table-row table:style-name="TABLE_5f_BAPPS.1">
          <table:table-cell table:style-name="TABLE_5f_BAPPS.A2" office:value-type="string">
            <text:p text:style-name="P9"><text:span text:style-name="T19">[PP]</text:span></text:p>
          </table:table-cell>
          <table:table-cell table:style-name="TABLE_5f_BAPPS.B2" office:value-type="string">
            <text:p text:style-name="P17"><text:span text:style-name="T22">[NA]</text:span></text:p>
          </table:table-cell>
          <table:table-cell table:style-name="TABLE_5f_BAPPS.C2" office:value-type="string">
            <text:p text:style-name="P16"><text:span text:style-name="T11">[DESCRIPTION]</text:span></text:p>
          </table:table-cell>
          <table:table-cell table:style-name="TABLE_5f_BAPPS.D2" office:value-type="string">
            <text:p text:style-name="P6"><text:span text:style-name="T18">[PURPOSE]</text:span></text:p>
          </table:table-cell>
        </table:table-row>
      </table:table>
      <text:p text:style-name="Text_20_body"/>
      <text:p text:style-name="P18"/>
      <text:p text:style-name="P23">[USER_POSITION]<text:tab/>/ [USER_NAME] /</text:p>
      <text:p text:style-name="P24"><text:span text:style-name="T24">[REPORT_DATE] 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01cm" fo:margin-bottom="0.199cm" style:contextual-spacing="false" fo:keep-with-next="always"/>
      <style:text-properties style:font-name="Liberation Sans" fo:font-size="14pt" fo:font-weight="bold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cm" fo:margin-bottom="0.199cm" style:contextual-spacing="false" fo:text-align="justify" style:justify-single-word="false" fo:text-indent="0cm" style:auto-text-indent="false"/>
      <style:text-properties style:font-name="Liberation Sans1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cm" fo:margin-right="0cm" fo:margin-top="0cm" fo:margin-bottom="0cm" style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size="8pt" fo:language="en" fo:country="US" style:font-size-asian="8pt" style:font-name-complex="Times New Roman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="100%" fo:margin-left="0cm" fo:margin-right="0cm" fo:margin-top="0cm" fo:margin-bottom="0cm" style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size="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1cm" fo:margin-bottom="1.499cm" fo:margin-left="2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Footer">Стр.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18T19:00:37</dc:date>
    <meta:generator>LibreOffice/3.6$Linux_x86 LibreOffice_project/360m1$Build-2</meta:generator>
    <meta:editing-duration>PT7H7M30S</meta:editing-duration>
    <meta:editing-cycles>95</meta:editing-cycles>
    <dc:creator>Роберт Бикмансуров</dc:creator>
    <meta:document-statistic meta:table-count="4" meta:image-count="0" meta:object-count="0" meta:page-count="1" meta:paragraph-count="43" meta:word-count="76" meta:character-count="555" meta:non-whitespace-character-count="523"/>
  </office:meta>
</office:document-meta>
</file>